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text-properties fo:language="en" fo:country="GB"/>
    </style:style>
    <style:style style:name="P26" style:family="paragraph" style:parent-style-name="Text_20_body">
      <style:paragraph-properties fo:break-before="page"/>
    </style:style>
    <style:style style:name="P27" style:family="paragraph" style:parent-style-name="Standard" style:master-page-name="MP1">
      <style:paragraph-properties style:page-number="auto" fo:break-before="page"/>
      <style:text-properties fo:language="en" fo:country="GB"/>
    </style:style>
    <style:style style:name="P28" style:family="paragraph" style:parent-style-name="Standard" style:list-style-name="L1"/>
    <style:style style:name="P29" style:family="paragraph" style:parent-style-name="Standard" style:list-style-name="L1">
      <style:text-properties fo:language="en" fo:country="GB"/>
    </style:style>
    <style:style style:name="P30" style:family="paragraph" style:parent-style-name="Standard" style:list-style-name="L2">
      <style:text-properties fo:language="en" fo:country="GB"/>
    </style:style>
    <style:style style:name="P31" style:family="paragraph" style:parent-style-name="Standard" style:list-style-name="L3">
      <style:text-properties fo:language="en" fo:country="GB"/>
    </style:style>
    <style:style style:name="P32" style:family="paragraph" style:parent-style-name="Standard" style:list-style-name="L4">
      <style:paragraph-properties style:writing-mode="lr-tb"/>
      <style:text-properties fo:language="en" fo:country="GB"/>
    </style:style>
    <style:style style:name="P33" style:family="paragraph" style:parent-style-name="Standard" style:list-style-name="L5">
      <style:paragraph-properties style:writing-mode="lr-tb"/>
      <style:text-properties fo:language="en" fo:country="GB"/>
    </style:style>
    <style:style style:name="P34" style:family="paragraph" style:parent-style-name="Standard" style:list-style-name="L6">
      <style:paragraph-properties style:writing-mode="lr-tb"/>
    </style:style>
    <style:style style:name="P35" style:family="paragraph" style:parent-style-name="Text_20_body" style:list-style-name="L7"/>
    <style:style style:name="P36" style:family="paragraph" style:parent-style-name="Text_20_body" style:list-style-name="L7">
      <style:text-properties fo:language="en" fo:country="GB"/>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0">
      <style:paragraph-properties style:writing-mode="lr-tb"/>
    </style:style>
    <style:style style:name="P46" style:family="paragraph" style:parent-style-name="Text_20_body" style:list-style-name="L11">
      <style:paragraph-properties style:writing-mode="lr-tb"/>
    </style:style>
    <style:style style:name="P47" style:family="paragraph" style:parent-style-name="Text_20_body" style:list-style-name="L13">
      <style:paragraph-properties style:writing-mode="lr-tb"/>
    </style:style>
    <style:style style:name="P48" style:family="paragraph" style:parent-style-name="Text_20_body" style:list-style-name="L15">
      <style:paragraph-properties style:writing-mode="lr-tb"/>
    </style:style>
    <style:style style:name="P49" style:family="paragraph" style:parent-style-name="Heading_20_1">
      <style:text-properties fo:language="en" fo:country="GB"/>
    </style:style>
    <style:style style:name="P50" style:family="paragraph" style:parent-style-name="Heading_20_1" style:list-style-name="" style:master-page-name="MP2">
      <style:paragraph-properties style:page-number="auto" fo:break-before="page"/>
      <style:text-properties fo:language="en" fo:country="GB"/>
    </style:style>
    <style:style style:name="P51" style:family="paragraph" style:parent-style-name="Heading_20_1">
      <style:paragraph-properties style:writing-mode="lr-tb"/>
      <style:text-properties fo:language="en" fo:country="GB"/>
    </style:style>
    <style:style style:name="P52" style:family="paragraph" style:parent-style-name="Heading_20_2">
      <style:text-properties fo:language="en" fo:country="GB"/>
    </style:style>
    <style:style style:name="P53" style:family="paragraph" style:parent-style-name="Heading_20_3">
      <style:text-properties fo:language="en" fo:country="GB"/>
    </style:style>
    <style:style style:name="P54" style:family="paragraph" style:parent-style-name="Heading_20_4">
      <style:text-properties fo:language="en" fo:country="GB"/>
    </style:style>
    <style:style style:name="P55" style:family="paragraph" style:parent-style-name="Contents_20_1">
      <style:paragraph-properties>
        <style:tab-stops>
          <style:tab-stop style:position="15.074cm" style:type="right" style:leader-style="dotted" style:leader-text="."/>
        </style:tab-stops>
      </style:paragraph-properties>
    </style:style>
    <style:style style:name="P56" style:family="paragraph" style:parent-style-name="Contents_20_2">
      <style:paragraph-properties>
        <style:tab-stops>
          <style:tab-stop style:position="14.58cm" style:type="right" style:leader-style="dotted" style:leader-text="."/>
        </style:tab-stops>
      </style:paragraph-properties>
    </style:style>
    <style:style style:name="P57" style:family="paragraph" style:parent-style-name="Contents_20_3">
      <style:paragraph-properties>
        <style:tab-stops>
          <style:tab-stop style:position="14.086cm" style:type="right" style:leader-style="dotted" style:leader-text="."/>
        </style:tab-stops>
      </style:paragraph-properties>
    </style:style>
    <style:style style:name="P58" style:family="paragraph" style:parent-style-name="ForsideKunstSkrift" style:master-page-name="MPF0">
      <style:paragraph-properties style:page-number="auto" fo:break-before="page"/>
      <style:text-properties fo:language="en" fo:country="GB"/>
    </style:style>
    <style:style style:name="P59" style:family="paragraph">
      <style:paragraph-properties style:writing-mode="lr-tb"/>
    </style:style>
    <style:style style:name="P60" style:family="paragraph">
      <style:paragraph-properties fo:text-align="cente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5"/>
      <text:p text:style-name="P25"/>
      <text:p text:style-name="P21"><text:title>CPR Broker</text:title></text:p>
      <text:p text:style-name="P23"><text:subject>Installation and setup</text:subject></text:p>
      <text:p text:style-name="P25"/>
      <text:p text:style-name="P25"/>
      <text:p text:style-name="P25"/>
      <text:p text:style-name="P11"><draw:g text:anchor-type="as-char" svg:y="-0.166cm" draw:z-index="4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3-07-09T12:43:23.90">2013</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9 July 2013</text:span></text:span></text:p>
      <text:p text:style-name="P27"/>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5"><text:a xlink:type="simple" xlink:href="#__RefHeading__744_2098529114">Introduction<text:tab/>4</text:a></text:p>
          <text:p text:style-name="P55"><text:a xlink:type="simple" xlink:href="#__RefHeading__436_46715803">Requirements<text:tab/>5</text:a></text:p>
          <text:p text:style-name="P56"><text:a xlink:type="simple" xlink:href="#__RefHeading__5931_1181442955">System requirements<text:tab/>5</text:a></text:p>
          <text:p text:style-name="P56"><text:a xlink:type="simple" xlink:href="#__RefHeading__5933_1181442955">Data requirements<text:tab/>5</text:a></text:p>
          <text:p text:style-name="P55"><text:a xlink:type="simple" xlink:href="#__RefHeading__4411_17523454">Preparing the system<text:tab/>6</text:a></text:p>
          <text:p text:style-name="P56"><text:a xlink:type="simple" xlink:href="#__RefHeading__4413_17523454">Installing IIS<text:tab/>6</text:a></text:p>
          <text:p text:style-name="P56"><text:a xlink:type="simple" xlink:href="#__RefHeading__4415_17523454">Installing .NET 3.5.1<text:tab/>8</text:a></text:p>
          <text:p text:style-name="P56"><text:a xlink:type="simple" xlink:href="#__RefHeading__4417_17523454">Installing .NET 4<text:tab/>8</text:a></text:p>
          <text:p text:style-name="P56"><text:a xlink:type="simple" xlink:href="#__RefHeading__4419_17523454">Installing Microsoft SQL Server<text:tab/>8</text:a></text:p>
          <text:p text:style-name="P55"><text:a xlink:type="simple" xlink:href="#__RefHeading__36143272">Needed information<text:tab/>9</text:a></text:p>
          <text:p text:style-name="P56"><text:a xlink:type="simple" xlink:href="#__RefHeading__2541_1518873392">Windows<text:tab/>9</text:a></text:p>
          <text:p text:style-name="P56"><text:a xlink:type="simple" xlink:href="#__RefHeading__2543_1518873392">Web<text:tab/>9</text:a></text:p>
          <text:p text:style-name="P56"><text:a xlink:type="simple" xlink:href="#__RefHeading__2545_1518873392">Database<text:tab/>9</text:a></text:p>
          <text:p text:style-name="P56"><text:a xlink:type="simple" xlink:href="#__RefHeading__2547_1518873392">Data providers<text:tab/>9</text:a></text:p>
          <text:p text:style-name="P55"><text:a xlink:type="simple" xlink:href="#__RefHeading__440_46715803">Installing CPR Broker<text:tab/>10</text:a></text:p>
          <text:p text:style-name="P56"><text:a xlink:type="simple" xlink:href="#__RefHeading__2549_1518873392">Using the installation wizard<text:tab/>10</text:a></text:p>
          <text:p text:style-name="P56"><text:a xlink:type="simple" xlink:href="#__RefHeading__2551_1518873392">Silent installation<text:tab/>16</text:a></text:p>
          <text:p text:style-name="P57"><text:a xlink:type="simple" xlink:href="#__RefHeading__2553_1518873392">Parameters belonging to windows installer<text:tab/>16</text:a></text:p>
          <text:p text:style-name="P57"><text:a xlink:type="simple" xlink:href="#__RefHeading__2555_1518873392">Parameters specific to CPR Broker<text:tab/>16</text:a></text:p>
          <text:p text:style-name="P55"><text:a xlink:type="simple" xlink:href="#__RefHeading__2303_673788536">Installing Person Master<text:tab/>19</text:a></text:p>
          <text:p text:style-name="P56"><text:a xlink:type="simple" xlink:href="#__RefHeading__2837_673788536">Needed information<text:tab/>19</text:a></text:p>
          <text:p text:style-name="P56"><text:a xlink:type="simple" xlink:href="#__RefHeading__2305_673788536">Using the installation wizard<text:tab/>19</text:a></text:p>
          <text:p text:style-name="P56"><text:a xlink:type="simple" xlink:href="#__RefHeading__2307_673788536">Silent installation<text:tab/>23</text:a></text:p>
          <text:p text:style-name="P57"><text:a xlink:type="simple" xlink:href="#__RefHeading__2555_15188733921">Parameters specific to Person Master<text:tab/>24</text:a></text:p>
          <text:p text:style-name="P56"><text:a xlink:type="simple" xlink:href="#__RefHeading__3080_392034169">Upgrading Person Master<text:tab/>24</text:a></text:p>
          <text:p text:style-name="P56"><text:a xlink:type="simple" xlink:href="#__RefHeading__2839_673788536">Uninstalling Person Master<text:tab/>26</text:a></text:p>
          <text:p text:style-name="P55"><text:a xlink:type="simple" xlink:href="#__RefHeading__444_46715803">Configuring CPR Broker<text:tab/>28</text:a></text:p>
          <text:p text:style-name="P56"><text:a xlink:type="simple" xlink:href="#__RefHeading__446_46715803">Applications<text:tab/>28</text:a></text:p>
          <text:p text:style-name="P56"><text:a xlink:type="simple" xlink:href="#__RefHeading__448_46715803">Data Providers<text:tab/>29</text:a></text:p>
          <text:p text:style-name="P57"><text:a xlink:type="simple" xlink:href="#__RefHeading__777_130636908">Person master data providers<text:tab/>30</text:a></text:p>
          <text:p text:style-name="P57"><text:a xlink:type="simple" xlink:href="#__RefHeading__779_130636908">CPR data providers<text:tab/>30</text:a></text:p>
          <text:p text:style-name="P55"><text:a xlink:type="simple" xlink:href="#__RefHeading__3140_495809872">Configuring security<text:tab/>34</text:a></text:p>
          <text:p text:style-name="P56"><text:a xlink:type="simple" xlink:href="#__RefHeading__3142_495809872">Restricting access to the website<text:tab/>34</text:a></text:p>
          <text:p text:style-name="P57"><text:a xlink:type="simple" xlink:href="#__RefHeading__3144_495809872">Add necessary software and Configure IIS<text:tab/>34</text:a></text:p>
          <text:p text:style-name="P57"><text:a xlink:type="simple" xlink:href="#__RefHeading__3146_495809872">Edit the site's configuration file<text:tab/>35</text:a></text:p>
          <text:p text:style-name="P56"><text:a xlink:type="simple" xlink:href="#__RefHeading__4795_577747101">Backend service<text:tab/>36</text:a></text:p>
          <text:p text:style-name="P57"><text:a xlink:type="simple" xlink:href="#__RefHeading__4797_577747101">Run the backend service as a local user<text:tab/>36</text:a></text:p>
          <text:p text:style-name="P56"><text:a xlink:type="simple" xlink:href="#__RefHeading__4038_495809872">Using SSL<text:tab/>38</text:a></text:p>
          <text:p text:style-name="P57"><text:soft-page-break/><text:a xlink:type="simple" xlink:href="#__RefHeading__4735_1210993659">Note<text:tab/>38</text:a></text:p>
          <text:p text:style-name="P57"><text:a xlink:type="simple" xlink:href="#__RefHeading__4200_495809872">Creating a certificate<text:tab/>38</text:a></text:p>
          <text:p text:style-name="P57"><text:a xlink:type="simple" xlink:href="#__RefHeading__4202_495809872">Configuring HTTPS bindings<text:tab/>39</text:a></text:p>
          <text:p text:style-name="P56"><text:a xlink:type="simple" xlink:href="#__RefHeading__3881_1830212224">Person Master<text:tab/>39</text:a></text:p>
          <text:p text:style-name="P57"><text:a xlink:type="simple" xlink:href="#__RefHeading__4519_1830212224">Scenarios<text:tab/>39</text:a></text:p>
          <text:p text:style-name="P57"><text:a xlink:type="simple" xlink:href="#__RefHeading__3887_1830212224">Limiting access to the service<text:tab/>41</text:a></text:p>
          <text:p text:style-name="P55"><text:a xlink:type="simple" xlink:href="#__RefHeading__450_46715803">Setting up logging<text:tab/>43</text:a></text:p>
          <text:p text:style-name="P55"><text:a xlink:type="simple" xlink:href="#__RefHeading__2655_392034169">Upgrading CPR Broker<text:tab/>44</text:a></text:p>
          <text:p text:style-name="P55"><text:a xlink:type="simple" xlink:href="#__RefHeading__452_46715803">Uninstalling CPR Broker<text:tab/>46</text:a></text:p>
          <text:p text:style-name="P55"><text:a xlink:type="simple" xlink:href="#__RefHeading__2878_516137469">Installing a test server<text:tab/>48</text:a></text:p>
          <text:p text:style-name="P56"><text:a xlink:type="simple" xlink:href="#__RefHeading__2880_516137469">CPR Broker/Person Master<text:tab/>48</text:a></text:p>
          <text:p text:style-name="P56"><text:a xlink:type="simple" xlink:href="#__RefHeading__2882_516137469">CPR Direct<text:tab/>48</text:a></text:p>
          <text:p text:style-name="P56"><text:a xlink:type="simple" xlink:href="#__RefHeading__2884_516137469">DPR<text:tab/>49</text:a></text:p>
        </text:index-body>
      </text:table-of-content>
      <text:p text:style-name="P22"/>
      <text:h text:style-name="P50"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49" text:outline-level="1"><text:bookmark text:name="__RefHeading__436_46715803"/>Requirements<text:bookmark-end text:name="__RefHeading__436_46715803"/></text:h>
      <text:h text:style-name="P52" text:outline-level="2"><text:bookmark text:name="__RefHeading__5931_1181442955"/>System requirements<text:bookmark-end text:name="__RefHeading__5931_1181442955"/></text:h>
      <text:list xml:id="list32540839" text:style-name="L1">
        <text:list-item>
          <text:p text:style-name="P29">Windows 2003 or Windows 2008 with IIS installed. Windows XP/Vista/7 with IIS installed will work for demonstration purposes but not for production due to the 10 concurrent connections limit these operating system impose.</text:p>
          <text:p text:style-name="P28"><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2550738" text:style-name="L2">
        <text:list-item>
          <text:p text:style-name="P30">SQL Server 2005 or higher (Express version is OK).</text:p>
        </text:list-item>
        <text:list-item>
          <text:p text:style-name="P30">.NET Framework version 3.5 SP1.</text:p>
        </text:list-item>
      </text:list>
      <text:p text:style-name="P11">Any computer capable of running the above software will also be capable of running CPR Broker.</text:p>
      <text:p text:style-name="P12">Extra requirements for Person Master</text:p>
      <text:list xml:id="list32567663" text:style-name="L3">
        <text:list-item>
          <text:p text:style-name="P31">.NET Framework 4.0</text:p>
        </text:list-item>
        <text:list-item>
          <text:p text:style-name="P31">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49"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52"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49"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2"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2"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2"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2"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49"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1"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2540793" text:style-name="L4">
        <text:list-item>
          <text:p text:style-name="P32">Person Master has only one database and one website.</text:p>
        </text:list-item>
        <text:list-item>
          <text:p text:style-name="P32">It can only be installed as a website (This means it must be installed on IIS 6 or higher)</text:p>
        </text:list-item>
      </text:list>
      <text:h text:style-name="P52"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2566338" text:style-name="L5">
        <text:list-item>
          <text:p text:style-name="P33">A strong encryption key (just make one up) to be used by Person Master. It should be at least 8 characters long, contain lower and upper case characters, contain at least one digit and at least one non alphanumeric character.</text:p>
        </text:list-item>
        <text:list-item>
          <text:p text:style-name="P33">A domain name to be used in the database. Any string like “pm” (without quotes) would work.</text:p>
        </text:list-item>
      </text:list>
      <text:h text:style-name="P52"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it is due to [explain what causes this and how to fix it].</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2"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2555902" text:style-name="L6">
        <text:list-item>
          <text:p text:style-name="P34"><text:span text:style-name="Default_20_Paragraph_20_Font"><text:span text:style-name="T1">Installation must be as a website</text:span></text:span></text:p>
        </text:list-item>
        <text:list-item>
          <text:p text:style-name="P34"><text:span text:style-name="Default_20_Paragraph_20_Font"><text:span text:style-name="T1">The property suffix is _PM (not _CPR or _EVENT). Since we have only one database and one website, we can skip the _PM suffix and just something like</text:span></text:span></text:p>
          <text:p text:style-name="P34"><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oft-page-break/><text:span text:style-name="Default_20_Paragraph_20_Font"><text:span text:style-name="T1">Now wait for the wizard to end, and Person Master is removed from your system.</text:span></text:span></text:p>
      <text:h text:style-name="P51"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2"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2"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3"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53"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49" text:outline-level="1"><text:bookmark text:name="__RefHeading__3140_495809872"/>Configuring security<text:bookmark-end text:name="__RefHeading__3140_495809872"/></text:h>
      <text:h text:style-name="P52"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53" text:outline-level="3"><text:bookmark text:name="__RefHeading__3144_495809872"/>Add necessary software and Configure IIS<text:bookmark-end text:name="__RefHeading__3144_495809872"/></text:h>
      <text:h text:style-name="P54"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2538235" text:style-name="L7">
        <text:list-item>
          <text:p text:style-name="P36">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3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2567870" text:style-name="L8">
        <text:list-item>
          <text:p text:style-name="P37"><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37"><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3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2552144" text:style-name="L9">
        <text:list-item>
          <text:p text:style-name="P38"><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8"><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oft-page-break/><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 text:name="__RefHeading__4795_577747101"/><text:span text:style-name="Default_20_Paragraph_20_Font"><text:span text:style-name="T1">Backend service</text:span></text:span><text:bookmark-end text:name="__RefHeading__4795_577747101"/></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bookmark text:name="__RefHeading__4797_577747101"/><text:span text:style-name="Default_20_Paragraph_20_Font"><text:span text:style-name="T1">Run the backend service as a local user</text:span></text:span><text:bookmark-end text:name="__RefHeading__4797_577747101"/></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pan text:style-name="Default_20_Paragraph_20_Font"><text:span text:style-name="T1">Now right click in the central area and choose 'New user'. Type in the credentials for the new user. Remember that the password must be CaMeL case and must containt both </text:span></text:span><text:soft-page-break/><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oft-page-break/><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oft-page-break/><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2550846" text:style-name="L10">
        <text:list-item>
          <text:p text:style-name="P45"><text:span text:style-name="Default_20_Paragraph_20_Font"><text:span text:style-name="T1">Adjust the site settings in IIS Manager as you did for CPR Broker and/or Event broker</text:span></text:span></text:p>
        </text:list-item>
      </text:list>
      <text:list xml:id="list32563838" text:style-name="L11">
        <text:list-item>
          <text:p text:style-name="P3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9"><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46"><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32562532" text:style-name="L12">
        <text:list-item>
          <text:p text:style-name="P40"><text:span text:style-name="Default_20_Paragraph_20_Font"><text:span text:style-name="T1">Create endPoint element(s) in Person Master configuration file</text:span></text:span></text:p>
        </text:list-item>
        <text:list-item>
          <text:p text:style-name="P40"><text:span text:style-name="Default_20_Paragraph_20_Font"><text:span text:style-name="T1">Create endPoint element(s) in CPR Broker configuration file. </text:span></text:span></text:p>
        </text:list-item>
        <text:list-item>
          <text:p text:style-name="P40"><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40"><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2537144" text:style-name="L13">
        <text:list-item>
          <text:p text:style-name="P41"><text:span text:style-name="Default_20_Paragraph_20_Font"><text:span text:style-name="T1">Create a new .NET Dll, based on .NET Framework version 4</text:span></text:span></text:p>
        </text:list-item>
        <text:list-item>
          <text:p text:style-name="P41"><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2577606" text:continue-numbering="true" text:style-name="L13">
        <text:list-item>
          <text:p text:style-name="P47"><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41"><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49"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49"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49"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2564843" text:style-name="L14">
        <text:list-item>
          <text:p text:style-name="P4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42"><text:span text:style-name="Default_20_Paragraph_20_Font"><text:span text:style-name="T1">Administrator access to the server where CPR broker is installed</text:span></text:span></text:p>
        </text:list-item>
        <text:list-item>
          <text:p text:style-name="P42"><text:span text:style-name="Default_20_Paragraph_20_Font"><text:span text:style-name="T1">Server should have SQL server management studio installed. You should also have 'sysadmin' access to an instance of SQL server</text:span></text:span></text:p>
        </text:list-item>
        <text:list-item>
          <text:p text:style-name="P4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2561216" text:style-name="L15">
        <text:list-item>
          <text:p text:style-name="P43"><text:span text:style-name="Default_20_Paragraph_20_Font"><text:span text:style-name="T1">Install CPR broker as usual</text:span></text:span></text:p>
        </text:list-item>
        <text:list-item>
          <text:p text:style-name="P43"><text:span text:style-name="Default_20_Paragraph_20_Font"><text:span text:style-name="T1">Install a test instance of Person Master (or use an existing one). </text:span></text:span></text:p>
        </text:list-item>
        <text:list-item>
          <text:p text:style-name="P43"><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2547896" text:style-name="L16">
        <text:list-item>
          <text:p text:style-name="P44"><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44"><text:span text:style-name="Default_20_Paragraph_20_Font"><text:span text:style-name="T1">Set the security of the folder so that everyone has full access to it.</text:span></text:span></text:p>
        </text:list-item>
        <text:list-item>
          <text:p text:style-name="P44"><text:span text:style-name="Default_20_Paragraph_20_Font"><text:span text:style-name="T1">Put the file 'U12170-P opgavenr 110901 ADRNVN FE' in the folder.</text:span></text:span></text:p>
        </text:list-item>
        <text:list-item>
          <text:p text:style-name="P44"><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44"><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2576989" text:continue-list="list32561216" text:style-name="L15">
        <text:list-item>
          <text:p text:style-name="P43"><text:span text:style-name="Default_20_Paragraph_20_Font"><text:span text:style-name="T1">Create an empty database called DPR (or whatever) in SQL server.</text:span></text:span></text:p>
        </text:list-item>
        <text:list-item>
          <text:p text:style-name="P43"><text:span text:style-name="Default_20_Paragraph_20_Font"><text:span text:style-name="T1">Restore the file 'DPR_TEST20110616.bak' to the DPR database</text:span></text:span></text:p>
        </text:list-item>
        <text:list-item>
          <text:p text:style-name="P43"><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4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8"><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48"><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48"><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0" svg:x1="4.561cm" svg:y1="0.321cm" svg:x2="8.068cm" svg:y2="0.321cm"><text:p/></draw:line><text:span text:style-name="Default_20_Paragraph_20_Font"><text:span text:style-name="T1"/></text:span></text:p>
        </text:list-item>
        <text:list-item>
          <text:p text:style-name="P43"><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43"><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43"><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43"><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6"><text:span text:style-name="Default_20_Paragraph_20_Font"><text:span text:style-name="T1"/></text:span></text:p>
      <text:p text:style-name="P25"/>
      <text:p text:style-name="P25"/>
      <text:p text:style-name="P25"/>
      <text:p text:style-name="P25"/>
      <text:p text:style-name="P25"/>
      <text:p text:style-name="P11"/>
      <text:p text:style-name="P11"><draw:g text:anchor-type="as-char" svg:y="-0.166cm" draw:z-index="9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95"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troduction</text:chapter></text:span></text:p>
      </style:header>
      <style:footer>
        <text:p text:style-name="Footer"><text:span text:style-name="MT1"><text:title>CPR Broker</text:title></text:span><text:span text:style-name="MT1"><text:tab/><text:tab/></text:span><text:span text:style-name="Paginering"><text:span text:style-name="MT1"><text:page-number text:select-page="current">4</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7-09T12:43:22.50</dc:date>
    <meta:print-date>2012-01-12T12:04:00Z</meta:print-date>
    <meta:editing-cycles>240</meta:editing-cycles>
    <meta:editing-duration>P1DT12H38M38S</meta:editing-duration>
    <meta:document-statistic meta:table-count="7" meta:image-count="43" meta:object-count="0" meta:page-count="50" meta:paragraph-count="0" meta:word-count="6976" meta:character-count="44366" meta:non-whitespace-character-count="37934"/>
    <meta:template xlink:type="simple" xlink:actuate="onRequest" xlink:title="" xlink:href="./Magenta%20Rapport.ott"/>
  </office:meta>
</office:document-meta>
</file>